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afb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afb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afb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afb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afb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afb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afb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afb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afb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afb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afb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afb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afb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afb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afb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afb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afb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Hernán Andrés Gil Hernánd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5/7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78157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Hernán José Gil Garci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650767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0.7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57" meta:non-whitespace-character-count="990"/>
    <meta:template xlink:type="simple" xlink:actuate="onRequest" xlink:title="Normal" xlink:href=""/>
  </office:meta>
</office:document-meta>
</file>